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8" style:apply-style-name="Error" style:base-cell-address="'bowling-correlations'.B2"/>
    </style:style>
  </office:automatic-styles>
  <office:body>
    <office:spreadsheet>
      <table:calculation-settings table:automatic-find-labels="false" table:use-regular-expressions="false" table:use-wildcards="true"/>
      <table:table table:name="bowling-correlations" table:style-name="ta1">
        <table:table-column table:style-name="co1" table:default-cell-style-name="Default"/>
        <table:table-column table:style-name="co2" table:number-columns-repeated="7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balls</text:p>
          </table:table-cell>
          <table:table-cell table:style-name="Default" office:value-type="string" calcext:value-type="string">
            <text:p>maidens</text:p>
          </table:table-cell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wickets</text:p>
          </table:table-cell>
          <table:table-cell table:style-name="Default" office:value-type="string" calcext:value-type="string">
            <text:p>dots</text:p>
          </table:table-cell>
          <table:table-cell table:style-name="Default" office:value-type="string" calcext:value-type="string">
            <text:p>fours</text:p>
          </table:table-cell>
          <table:table-cell table:style-name="Default" office:value-type="string" calcext:value-type="string">
            <text:p>sixes</text:p>
          </table:table-cell>
          <table:table-cell table:style-name="Default" office:value-type="string" calcext:value-type="string">
            <text:p>econ</text:p>
          </table:table-cell>
          <table:table-cell table:style-name="Default" office:value-type="string" calcext:value-type="string">
            <text:p>wides</text:p>
          </table:table-cell>
          <table:table-cell table:style-name="Default" office:value-type="string" calcext:value-type="string">
            <text:p>no_balls</text:p>
          </table:table-cell>
          <table:table-cell table:style-name="Default" office:value-type="string" calcext:value-type="string">
            <text:p>temp</text:p>
          </table:table-cell>
          <table:table-cell table:style-name="Default" office:value-type="string" calcext:value-type="string">
            <text:p>feels</text:p>
          </table:table-cell>
          <table:table-cell table:style-name="Default" office:value-type="string" calcext:value-type="string">
            <text:p>gust</text:p>
          </table:table-cell>
          <table:table-cell table:style-name="Default" office:value-type="string" calcext:value-type="string">
            <text:p>wind</text:p>
          </table:table-cell>
          <table:table-cell table:style-name="Default" office:value-type="string" calcext:value-type="string">
            <text:p>rain</text:p>
          </table:table-cell>
          <table:table-cell table:style-name="Default" office:value-type="string" calcext:value-type="string">
            <text:p>humidity</text:p>
          </table:table-cell>
          <table:table-cell table:style-name="Default" office:value-type="string" calcext:value-type="string">
            <text:p>cloud</text:p>
          </table:table-cell>
          <table:table-cell table:style-name="Default" office:value-type="string" calcext:value-type="string">
            <text:p>pressure</text:p>
          </table:table-cell>
          <table:table-cell table:style-name="Default" office:value-type="string" calcext:value-type="string">
            <text:p>season_id</text:p>
          </table:table-cell>
        </table:table-row>
        <table:table-row table:style-name="ro1">
          <table:table-cell office:value-type="string" calcext:value-type="string">
            <text:p>balls</text:p>
          </table:table-cell>
          <table:table-cell office:value-type="float" office:value="1" calcext:value-type="float">
            <text:p>1</text:p>
          </table:table-cell>
          <table:table-cell office:value-type="float" office:value="0.207975671804723" calcext:value-type="float">
            <text:p>0.207975671804723</text:p>
          </table:table-cell>
          <table:table-cell office:value-type="float" office:value="0.760713544924067" calcext:value-type="float">
            <text:p>0.760713544924067</text:p>
          </table:table-cell>
          <table:table-cell office:value-type="float" office:value="0.433882088720256" calcext:value-type="float">
            <text:p>0.433882088720256</text:p>
          </table:table-cell>
          <table:table-cell office:value-type="float" office:value="0.855399599332641" calcext:value-type="float">
            <text:p>0.855399599332641</text:p>
          </table:table-cell>
          <table:table-cell office:value-type="float" office:value="0.410091038271511" calcext:value-type="float">
            <text:p>0.410091038271511</text:p>
          </table:table-cell>
          <table:table-cell office:value-type="float" office:value="0.222747624273568" calcext:value-type="float">
            <text:p>0.222747624273568</text:p>
          </table:table-cell>
          <table:table-cell office:value-type="float" office:value="-0.23568031131041" calcext:value-type="float">
            <text:p>-0.23568031131041</text:p>
          </table:table-cell>
          <table:table-cell office:value-type="float" office:value="0.295329619726272" calcext:value-type="float">
            <text:p>0.295329619726272</text:p>
          </table:table-cell>
          <table:table-cell office:value-type="float" office:value="0.112892678443867" calcext:value-type="float">
            <text:p>0.112892678443867</text:p>
          </table:table-cell>
          <table:table-cell office:value-type="float" office:value="0.0708608591934295" calcext:value-type="float">
            <text:p>0.07086085919343</text:p>
          </table:table-cell>
          <table:table-cell office:value-type="float" office:value="0.0555550714666957" calcext:value-type="float">
            <text:p>0.055555071466696</text:p>
          </table:table-cell>
          <table:table-cell office:value-type="float" office:value="-0.0109747158522869" calcext:value-type="float">
            <text:p>-0.010974715852287</text:p>
          </table:table-cell>
          <table:table-cell office:value-type="float" office:value="0.0135299900532341" calcext:value-type="float">
            <text:p>0.013529990053234</text:p>
          </table:table-cell>
          <table:table-cell office:value-type="float" office:value="-0.11246382354129" calcext:value-type="float">
            <text:p>-0.11246382354129</text:p>
          </table:table-cell>
          <table:table-cell office:value-type="float" office:value="-0.123803615794534" calcext:value-type="float">
            <text:p>-0.123803615794534</text:p>
          </table:table-cell>
          <table:table-cell office:value-type="float" office:value="-0.0761029009639738" calcext:value-type="float">
            <text:p>-0.076102900963974</text:p>
          </table:table-cell>
          <table:table-cell office:value-type="float" office:value="0.0145146508138513" calcext:value-type="float">
            <text:p>0.014514650813851</text:p>
          </table:table-cell>
          <table:table-cell office:value-type="float" office:value="-0.0830271510102632" calcext:value-type="float">
            <text:p>-0.083027151010263</text:p>
          </table:table-cell>
        </table:table-row>
        <table:table-row table:style-name="ro1">
          <table:table-cell office:value-type="string" calcext:value-type="string">
            <text:p>maidens</text:p>
          </table:table-cell>
          <table:table-cell office:value-type="float" office:value="0.207975671804723" calcext:value-type="float">
            <text:p>0.207975671804723</text:p>
          </table:table-cell>
          <table:table-cell office:value-type="float" office:value="1" calcext:value-type="float">
            <text:p>1</text:p>
          </table:table-cell>
          <table:table-cell office:value-type="float" office:value="-0.0802770048402817" calcext:value-type="float">
            <text:p>-0.080277004840282</text:p>
          </table:table-cell>
          <table:table-cell office:value-type="float" office:value="0.228462405601989" calcext:value-type="float">
            <text:p>0.228462405601989</text:p>
          </table:table-cell>
          <table:table-cell office:value-type="float" office:value="0.448340070211535" calcext:value-type="float">
            <text:p>0.448340070211535</text:p>
          </table:table-cell>
          <table:table-cell office:value-type="float" office:value="0.00476920136489913" calcext:value-type="float">
            <text:p>0.004769201364899</text:p>
          </table:table-cell>
          <table:table-cell office:value-type="float" office:value="-0.0685194573301769" calcext:value-type="float">
            <text:p>-0.068519457330177</text:p>
          </table:table-cell>
          <table:table-cell office:value-type="float" office:value="-0.331237819119589" calcext:value-type="float">
            <text:p>-0.331237819119589</text:p>
          </table:table-cell>
          <table:table-cell office:value-type="float" office:value="0.06417969674722" calcext:value-type="float">
            <text:p>0.06417969674722</text:p>
          </table:table-cell>
          <table:table-cell office:value-type="float" office:value="0.0295256724253633" calcext:value-type="float">
            <text:p>0.029525672425363</text:p>
          </table:table-cell>
          <table:table-cell office:value-type="float" office:value="0.0405981095135316" calcext:value-type="float">
            <text:p>0.040598109513532</text:p>
          </table:table-cell>
          <table:table-cell office:value-type="float" office:value="0.0393741624847058" calcext:value-type="float">
            <text:p>0.039374162484706</text:p>
          </table:table-cell>
          <table:table-cell office:value-type="float" office:value="-0.016533263415374" calcext:value-type="float">
            <text:p>-0.016533263415374</text:p>
          </table:table-cell>
          <table:table-cell office:value-type="float" office:value="-0.0243325415562793" calcext:value-type="float">
            <text:p>-0.024332541556279</text:p>
          </table:table-cell>
          <table:table-cell office:value-type="float" office:value="-0.0303206885439439" calcext:value-type="float">
            <text:p>-0.030320688543944</text:p>
          </table:table-cell>
          <table:table-cell office:value-type="float" office:value="-0.0570578582302353" calcext:value-type="float">
            <text:p>-0.057057858230235</text:p>
          </table:table-cell>
          <table:table-cell office:value-type="float" office:value="0.0011869883626381" calcext:value-type="float">
            <text:p>0.001186988362638</text:p>
          </table:table-cell>
          <table:table-cell office:value-type="float" office:value="-0.00246125011900613" calcext:value-type="float">
            <text:p>-0.002461250119006</text:p>
          </table:table-cell>
          <table:table-cell office:value-type="float" office:value="-0.104864511464226" calcext:value-type="float">
            <text:p>-0.104864511464226</text:p>
          </table:table-cell>
        </table:table-row>
        <table:table-row table:style-name="ro1">
          <table:table-cell office:value-type="string" calcext:value-type="string">
            <text:p>runs</text:p>
          </table:table-cell>
          <table:table-cell office:value-type="float" office:value="0.760713544924067" calcext:value-type="float">
            <text:p>0.760713544924067</text:p>
          </table:table-cell>
          <table:table-cell office:value-type="float" office:value="-0.0802770048402817" calcext:value-type="float">
            <text:p>-0.080277004840282</text:p>
          </table:table-cell>
          <table:table-cell office:value-type="float" office:value="1" calcext:value-type="float">
            <text:p>1</text:p>
          </table:table-cell>
          <table:table-cell office:value-type="float" office:value="0.201637844504571" calcext:value-type="float">
            <text:p>0.201637844504571</text:p>
          </table:table-cell>
          <table:table-cell office:value-type="float" office:value="0.410655180928028" calcext:value-type="float">
            <text:p>0.410655180928028</text:p>
          </table:table-cell>
          <table:table-cell office:value-type="float" office:value="0.724768606102341" calcext:value-type="float">
            <text:p>0.724768606102341</text:p>
          </table:table-cell>
          <table:table-cell office:value-type="float" office:value="0.5058292908427" calcext:value-type="float">
            <text:p>0.5058292908427</text:p>
          </table:table-cell>
          <table:table-cell office:value-type="float" office:value="0.349453995783678" calcext:value-type="float">
            <text:p>0.349453995783678</text:p>
          </table:table-cell>
          <table:table-cell office:value-type="float" office:value="0.312230048204461" calcext:value-type="float">
            <text:p>0.312230048204461</text:p>
          </table:table-cell>
          <table:table-cell office:value-type="float" office:value="0.16294976531923" calcext:value-type="float">
            <text:p>0.16294976531923</text:p>
          </table:table-cell>
          <table:table-cell office:value-type="float" office:value="0.0169659231723265" calcext:value-type="float">
            <text:p>0.016965923172327</text:p>
          </table:table-cell>
          <table:table-cell office:value-type="float" office:value="-0.00375987538376581" calcext:value-type="float">
            <text:p>-0.003759875383766</text:p>
          </table:table-cell>
          <table:table-cell office:value-type="float" office:value="0.0266826002633853" calcext:value-type="float">
            <text:p>0.026682600263385</text:p>
          </table:table-cell>
          <table:table-cell office:value-type="float" office:value="0.0521099720231707" calcext:value-type="float">
            <text:p>0.052109972023171</text:p>
          </table:table-cell>
          <table:table-cell office:value-type="float" office:value="-0.0949121348478642" calcext:value-type="float">
            <text:p>-0.094912134847864</text:p>
          </table:table-cell>
          <table:table-cell office:value-type="float" office:value="-0.104270069826672" calcext:value-type="float">
            <text:p>-0.104270069826672</text:p>
          </table:table-cell>
          <table:table-cell office:value-type="float" office:value="-0.0660173836632951" calcext:value-type="float">
            <text:p>-0.066017383663295</text:p>
          </table:table-cell>
          <table:table-cell office:value-type="float" office:value="0.0371642243860026" calcext:value-type="float">
            <text:p>0.037164224386003</text:p>
          </table:table-cell>
          <table:table-cell office:value-type="float" office:value="0.0627764963957589" calcext:value-type="float">
            <text:p>0.062776496395759</text:p>
          </table:table-cell>
        </table:table-row>
        <table:table-row table:style-name="ro1">
          <table:table-cell office:value-type="string" calcext:value-type="string">
            <text:p>wickets</text:p>
          </table:table-cell>
          <table:table-cell office:value-type="float" office:value="0.433882088720256" calcext:value-type="float">
            <text:p>0.433882088720256</text:p>
          </table:table-cell>
          <table:table-cell office:value-type="float" office:value="0.228462405601989" calcext:value-type="float">
            <text:p>0.228462405601989</text:p>
          </table:table-cell>
          <table:table-cell office:value-type="float" office:value="0.201637844504571" calcext:value-type="float">
            <text:p>0.201637844504571</text:p>
          </table:table-cell>
          <table:table-cell office:value-type="float" office:value="1" calcext:value-type="float">
            <text:p>1</text:p>
          </table:table-cell>
          <table:table-cell office:value-type="float" office:value="0.517183885021069" calcext:value-type="float">
            <text:p>0.517183885021069</text:p>
          </table:table-cell>
          <table:table-cell office:value-type="float" office:value="0.120929476267613" calcext:value-type="float">
            <text:p>0.120929476267613</text:p>
          </table:table-cell>
          <table:table-cell office:value-type="float" office:value="0.0135077386895592" calcext:value-type="float">
            <text:p>0.013507738689559</text:p>
          </table:table-cell>
          <table:table-cell office:value-type="float" office:value="-0.257378996884874" calcext:value-type="float">
            <text:p>-0.257378996884874</text:p>
          </table:table-cell>
          <table:table-cell office:value-type="float" office:value="0.187418834334606" calcext:value-type="float">
            <text:p>0.187418834334606</text:p>
          </table:table-cell>
          <table:table-cell office:value-type="float" office:value="0.101553454339754" calcext:value-type="float">
            <text:p>0.101553454339754</text:p>
          </table:table-cell>
          <table:table-cell office:value-type="float" office:value="0.0280413302292616" calcext:value-type="float">
            <text:p>0.028041330229262</text:p>
          </table:table-cell>
          <table:table-cell office:value-type="float" office:value="0.0356285356188516" calcext:value-type="float">
            <text:p>0.035628535618852</text:p>
          </table:table-cell>
          <table:table-cell office:value-type="float" office:value="-0.0355954889292421" calcext:value-type="float">
            <text:p>-0.035595488929242</text:p>
          </table:table-cell>
          <table:table-cell office:value-type="float" office:value="-0.0270655566384009" calcext:value-type="float">
            <text:p>-0.027065556638401</text:p>
          </table:table-cell>
          <table:table-cell office:value-type="float" office:value="-0.0127877760922645" calcext:value-type="float">
            <text:p>-0.012787776092265</text:p>
          </table:table-cell>
          <table:table-cell office:value-type="float" office:value="0.0207283408566535" calcext:value-type="float">
            <text:p>0.020728340856654</text:p>
          </table:table-cell>
          <table:table-cell office:value-type="float" office:value="0.0160423557269598" calcext:value-type="float">
            <text:p>0.01604235572696</text:p>
          </table:table-cell>
          <table:table-cell office:value-type="float" office:value="-0.018585085542149" calcext:value-type="float">
            <text:p>-0.018585085542149</text:p>
          </table:table-cell>
          <table:table-cell office:value-type="float" office:value="-0.0640714357340225" calcext:value-type="float">
            <text:p>-0.064071435734023</text:p>
          </table:table-cell>
        </table:table-row>
        <table:table-row table:style-name="ro1">
          <table:table-cell office:value-type="string" calcext:value-type="string">
            <text:p>dots</text:p>
          </table:table-cell>
          <table:table-cell office:value-type="float" office:value="0.855399599332641" calcext:value-type="float">
            <text:p>0.855399599332641</text:p>
          </table:table-cell>
          <table:table-cell office:value-type="float" office:value="0.448340070211535" calcext:value-type="float">
            <text:p>0.448340070211535</text:p>
          </table:table-cell>
          <table:table-cell office:value-type="float" office:value="0.410655180928028" calcext:value-type="float">
            <text:p>0.410655180928028</text:p>
          </table:table-cell>
          <table:table-cell office:value-type="float" office:value="0.517183885021069" calcext:value-type="float">
            <text:p>0.517183885021069</text:p>
          </table:table-cell>
          <table:table-cell office:value-type="float" office:value="1" calcext:value-type="float">
            <text:p>1</text:p>
          </table:table-cell>
          <table:table-cell office:value-type="float" office:value="0.257269768425072" calcext:value-type="float">
            <text:p>0.257269768425072</text:p>
          </table:table-cell>
          <table:table-cell office:value-type="float" office:value="0.0544732171661155" calcext:value-type="float">
            <text:p>0.054473217166116</text:p>
          </table:table-cell>
          <table:table-cell office:value-type="float" office:value="-0.497216668384962" calcext:value-type="float">
            <text:p>-0.497216668384962</text:p>
          </table:table-cell>
          <table:table-cell office:value-type="float" office:value="0.296851023312873" calcext:value-type="float">
            <text:p>0.296851023312873</text:p>
          </table:table-cell>
          <table:table-cell office:value-type="float" office:value="0.11113051740474" calcext:value-type="float">
            <text:p>0.11113051740474</text:p>
          </table:table-cell>
          <table:table-cell office:value-type="float" office:value="0.0800949193516253" calcext:value-type="float">
            <text:p>0.080094919351625</text:p>
          </table:table-cell>
          <table:table-cell office:value-type="float" office:value="0.0736823703322295" calcext:value-type="float">
            <text:p>0.07368237033223</text:p>
          </table:table-cell>
          <table:table-cell office:value-type="float" office:value="-0.0423872962554104" calcext:value-type="float">
            <text:p>-0.04238729625541</text:p>
          </table:table-cell>
          <table:table-cell office:value-type="float" office:value="-0.0359099685964209" calcext:value-type="float">
            <text:p>-0.035909968596421</text:p>
          </table:table-cell>
          <table:table-cell office:value-type="float" office:value="-0.0662440430644804" calcext:value-type="float">
            <text:p>-0.06624404306448</text:p>
          </table:table-cell>
          <table:table-cell office:value-type="float" office:value="-0.0815324696954099" calcext:value-type="float">
            <text:p>-0.08153246969541</text:p>
          </table:table-cell>
          <table:table-cell office:value-type="float" office:value="-0.0440662944387113" calcext:value-type="float">
            <text:p>-0.044066294438711</text:p>
          </table:table-cell>
          <table:table-cell office:value-type="float" office:value="-0.0108202103492479" calcext:value-type="float">
            <text:p>-0.010820210349248</text:p>
          </table:table-cell>
          <table:table-cell office:value-type="float" office:value="-0.145014213846441" calcext:value-type="float">
            <text:p>-0.145014213846441</text:p>
          </table:table-cell>
        </table:table-row>
        <table:table-row table:style-name="ro1">
          <table:table-cell office:value-type="string" calcext:value-type="string">
            <text:p>fours</text:p>
          </table:table-cell>
          <table:table-cell office:value-type="float" office:value="0.410091038271511" calcext:value-type="float">
            <text:p>0.410091038271511</text:p>
          </table:table-cell>
          <table:table-cell office:value-type="float" office:value="0.00476920136489913" calcext:value-type="float">
            <text:p>0.004769201364899</text:p>
          </table:table-cell>
          <table:table-cell office:value-type="float" office:value="0.724768606102341" calcext:value-type="float">
            <text:p>0.724768606102341</text:p>
          </table:table-cell>
          <table:table-cell office:value-type="float" office:value="0.120929476267613" calcext:value-type="float">
            <text:p>0.120929476267613</text:p>
          </table:table-cell>
          <table:table-cell office:value-type="float" office:value="0.257269768425072" calcext:value-type="float">
            <text:p>0.257269768425072</text:p>
          </table:table-cell>
          <table:table-cell office:value-type="float" office:value="1" calcext:value-type="float">
            <text:p>1</text:p>
          </table:table-cell>
          <table:table-cell office:value-type="float" office:value="0.160139227364122" calcext:value-type="float">
            <text:p>0.160139227364122</text:p>
          </table:table-cell>
          <table:table-cell office:value-type="float" office:value="0.418903084627502" calcext:value-type="float">
            <text:p>0.418903084627502</text:p>
          </table:table-cell>
          <table:table-cell office:value-type="float" office:value="0.227775904034817" calcext:value-type="float">
            <text:p>0.227775904034817</text:p>
          </table:table-cell>
          <table:table-cell office:value-type="float" office:value="0.157186775700041" calcext:value-type="float">
            <text:p>0.157186775700041</text:p>
          </table:table-cell>
          <table:table-cell office:value-type="float" office:value="0.0145995631885313" calcext:value-type="float">
            <text:p>0.014599563188531</text:p>
          </table:table-cell>
          <table:table-cell office:value-type="float" office:value="-0.00398717158325272" calcext:value-type="float">
            <text:p>-0.003987171583253</text:p>
          </table:table-cell>
          <table:table-cell office:value-type="float" office:value="0.0115010186354696" calcext:value-type="float">
            <text:p>0.01150101863547</text:p>
          </table:table-cell>
          <table:table-cell office:value-type="float" office:value="0.0163255651765244" calcext:value-type="float">
            <text:p>0.016325565176524</text:p>
          </table:table-cell>
          <table:table-cell office:value-type="float" office:value="-0.0394733218542473" calcext:value-type="float">
            <text:p>-0.039473321854247</text:p>
          </table:table-cell>
          <table:table-cell office:value-type="float" office:value="-0.0429983913596173" calcext:value-type="float">
            <text:p>-0.042998391359617</text:p>
          </table:table-cell>
          <table:table-cell office:value-type="float" office:value="-0.00793596012483787" calcext:value-type="float">
            <text:p>-0.007935960124838</text:p>
          </table:table-cell>
          <table:table-cell office:value-type="float" office:value="0.00432454070324252" calcext:value-type="float">
            <text:p>0.004324540703243</text:p>
          </table:table-cell>
          <table:table-cell office:value-type="float" office:value="0.100867284803482" calcext:value-type="float">
            <text:p>0.100867284803482</text:p>
          </table:table-cell>
        </table:table-row>
        <table:table-row table:style-name="ro1">
          <table:table-cell office:value-type="string" calcext:value-type="string">
            <text:p>sixes</text:p>
          </table:table-cell>
          <table:table-cell office:value-type="float" office:value="0.222747624273568" calcext:value-type="float">
            <text:p>0.222747624273568</text:p>
          </table:table-cell>
          <table:table-cell office:value-type="float" office:value="-0.0685194573301769" calcext:value-type="float">
            <text:p>-0.068519457330177</text:p>
          </table:table-cell>
          <table:table-cell office:value-type="float" office:value="0.5058292908427" calcext:value-type="float">
            <text:p>0.5058292908427</text:p>
          </table:table-cell>
          <table:table-cell office:value-type="float" office:value="0.0135077386895592" calcext:value-type="float">
            <text:p>0.013507738689559</text:p>
          </table:table-cell>
          <table:table-cell office:value-type="float" office:value="0.0544732171661155" calcext:value-type="float">
            <text:p>0.054473217166116</text:p>
          </table:table-cell>
          <table:table-cell office:value-type="float" office:value="0.160139227364122" calcext:value-type="float">
            <text:p>0.160139227364122</text:p>
          </table:table-cell>
          <table:table-cell office:value-type="float" office:value="1" calcext:value-type="float">
            <text:p>1</text:p>
          </table:table-cell>
          <table:table-cell office:value-type="float" office:value="0.385938547543364" calcext:value-type="float">
            <text:p>0.385938547543364</text:p>
          </table:table-cell>
          <table:table-cell office:value-type="float" office:value="0.0340706731299361" calcext:value-type="float">
            <text:p>0.034070673129936</text:p>
          </table:table-cell>
          <table:table-cell office:value-type="float" office:value="0.00776881810104233" calcext:value-type="float">
            <text:p>0.007768818101042</text:p>
          </table:table-cell>
          <table:table-cell office:value-type="float" office:value="-0.00665841169620042" calcext:value-type="float">
            <text:p>-0.0066584116962</text:p>
          </table:table-cell>
          <table:table-cell office:value-type="float" office:value="-0.0174912429019629" calcext:value-type="float">
            <text:p>-0.017491242901963</text:p>
          </table:table-cell>
          <table:table-cell office:value-type="float" office:value="-0.00311486893888739" calcext:value-type="float">
            <text:p>-0.003114868938887</text:p>
          </table:table-cell>
          <table:table-cell office:value-type="float" office:value="0.0135070769862828" calcext:value-type="float">
            <text:p>0.013507076986283</text:p>
          </table:table-cell>
          <table:table-cell office:value-type="float" office:value="-0.0115328207137519" calcext:value-type="float">
            <text:p>-0.011532820713752</text:p>
          </table:table-cell>
          <table:table-cell office:value-type="float" office:value="-0.0822370976852483" calcext:value-type="float">
            <text:p>-0.082237097685248</text:p>
          </table:table-cell>
          <table:table-cell office:value-type="float" office:value="-0.0781248005764358" calcext:value-type="float">
            <text:p>-0.078124800576436</text:p>
          </table:table-cell>
          <table:table-cell office:value-type="float" office:value="0.042702164480566" calcext:value-type="float">
            <text:p>0.042702164480566</text:p>
          </table:table-cell>
          <table:table-cell office:value-type="float" office:value="0.119996230725825" calcext:value-type="float">
            <text:p>0.119996230725825</text:p>
          </table:table-cell>
        </table:table-row>
        <table:table-row table:style-name="ro1">
          <table:table-cell office:value-type="string" calcext:value-type="string">
            <text:p>econ</text:p>
          </table:table-cell>
          <table:table-cell office:value-type="float" office:value="-0.23568031131041" calcext:value-type="float">
            <text:p>-0.23568031131041</text:p>
          </table:table-cell>
          <table:table-cell office:value-type="float" office:value="-0.331237819119589" calcext:value-type="float">
            <text:p>-0.331237819119589</text:p>
          </table:table-cell>
          <table:table-cell office:value-type="float" office:value="0.349453995783678" calcext:value-type="float">
            <text:p>0.349453995783678</text:p>
          </table:table-cell>
          <table:table-cell office:value-type="float" office:value="-0.257378996884874" calcext:value-type="float">
            <text:p>-0.257378996884874</text:p>
          </table:table-cell>
          <table:table-cell office:value-type="float" office:value="-0.497216668384962" calcext:value-type="float">
            <text:p>-0.497216668384962</text:p>
          </table:table-cell>
          <table:table-cell office:value-type="float" office:value="0.418903084627502" calcext:value-type="float">
            <text:p>0.418903084627502</text:p>
          </table:table-cell>
          <table:table-cell office:value-type="float" office:value="0.385938547543364" calcext:value-type="float">
            <text:p>0.385938547543364</text:p>
          </table:table-cell>
          <table:table-cell office:value-type="float" office:value="1" calcext:value-type="float">
            <text:p>1</text:p>
          </table:table-cell>
          <table:table-cell office:value-type="float" office:value="0.0565848859443427" calcext:value-type="float">
            <text:p>0.056584885944343</text:p>
          </table:table-cell>
          <table:table-cell office:value-type="float" office:value="0.0583178645786844" calcext:value-type="float">
            <text:p>0.058317864578684</text:p>
          </table:table-cell>
          <table:table-cell office:value-type="float" office:value="-0.0832869346310627" calcext:value-type="float">
            <text:p>-0.083286934631063</text:p>
          </table:table-cell>
          <table:table-cell office:value-type="float" office:value="-0.092875252057526" calcext:value-type="float">
            <text:p>-0.092875252057526</text:p>
          </table:table-cell>
          <table:table-cell office:value-type="float" office:value="0.0537817055147099" calcext:value-type="float">
            <text:p>0.05378170551471</text:p>
          </table:table-cell>
          <table:table-cell office:value-type="float" office:value="0.0558302655860873" calcext:value-type="float">
            <text:p>0.055830265586087</text:p>
          </table:table-cell>
          <table:table-cell office:value-type="float" office:value="0.0227435737106171" calcext:value-type="float">
            <text:p>0.022743573710617</text:p>
          </table:table-cell>
          <table:table-cell office:value-type="float" office:value="0.0136925814930907" calcext:value-type="float">
            <text:p>0.013692581493091</text:p>
          </table:table-cell>
          <table:table-cell office:value-type="float" office:value="0.0145688625649376" calcext:value-type="float">
            <text:p>0.014568862564938</text:p>
          </table:table-cell>
          <table:table-cell office:value-type="float" office:value="0.049147045800035" calcext:value-type="float">
            <text:p>0.049147045800035</text:p>
          </table:table-cell>
          <table:table-cell office:value-type="float" office:value="0.171887488956074" calcext:value-type="float">
            <text:p>0.171887488956074</text:p>
          </table:table-cell>
        </table:table-row>
        <table:table-row table:style-name="ro1">
          <table:table-cell office:value-type="string" calcext:value-type="string">
            <text:p>wides</text:p>
          </table:table-cell>
          <table:table-cell office:value-type="float" office:value="0.295329619726272" calcext:value-type="float">
            <text:p>0.295329619726272</text:p>
          </table:table-cell>
          <table:table-cell office:value-type="float" office:value="0.06417969674722" calcext:value-type="float">
            <text:p>0.06417969674722</text:p>
          </table:table-cell>
          <table:table-cell office:value-type="float" office:value="0.312230048204461" calcext:value-type="float">
            <text:p>0.312230048204461</text:p>
          </table:table-cell>
          <table:table-cell office:value-type="float" office:value="0.187418834334606" calcext:value-type="float">
            <text:p>0.187418834334606</text:p>
          </table:table-cell>
          <table:table-cell office:value-type="float" office:value="0.296851023312873" calcext:value-type="float">
            <text:p>0.296851023312873</text:p>
          </table:table-cell>
          <table:table-cell office:value-type="float" office:value="0.227775904034817" calcext:value-type="float">
            <text:p>0.227775904034817</text:p>
          </table:table-cell>
          <table:table-cell office:value-type="float" office:value="0.0340706731299361" calcext:value-type="float">
            <text:p>0.034070673129936</text:p>
          </table:table-cell>
          <table:table-cell office:value-type="float" office:value="0.0565848859443427" calcext:value-type="float">
            <text:p>0.056584885944343</text:p>
          </table:table-cell>
          <table:table-cell office:value-type="float" office:value="1" calcext:value-type="float">
            <text:p>1</text:p>
          </table:table-cell>
          <table:table-cell office:value-type="float" office:value="0.162582523815298" calcext:value-type="float">
            <text:p>0.162582523815298</text:p>
          </table:table-cell>
          <table:table-cell office:value-type="float" office:value="-0.0250380746125673" calcext:value-type="float">
            <text:p>-0.025038074612567</text:p>
          </table:table-cell>
          <table:table-cell office:value-type="float" office:value="-0.0320598374154231" calcext:value-type="float">
            <text:p>-0.032059837415423</text:p>
          </table:table-cell>
          <table:table-cell office:value-type="float" office:value="-0.032903555048486" calcext:value-type="float">
            <text:p>-0.032903555048486</text:p>
          </table:table-cell>
          <table:table-cell office:value-type="float" office:value="-0.0208913443633006" calcext:value-type="float">
            <text:p>-0.020891344363301</text:p>
          </table:table-cell>
          <table:table-cell office:value-type="float" office:value="0.00874933195845613" calcext:value-type="float">
            <text:p>0.008749331958456</text:p>
          </table:table-cell>
          <table:table-cell office:value-type="float" office:value="-0.00550260383806658" calcext:value-type="float">
            <text:p>-0.005502603838067</text:p>
          </table:table-cell>
          <table:table-cell office:value-type="float" office:value="-0.0172584067093108" calcext:value-type="float">
            <text:p>-0.017258406709311</text:p>
          </table:table-cell>
          <table:table-cell office:value-type="float" office:value="0.0240622007426138" calcext:value-type="float">
            <text:p>0.024062200742614</text:p>
          </table:table-cell>
          <table:table-cell office:value-type="float" office:value="0.0179531092031022" calcext:value-type="float">
            <text:p>0.017953109203102</text:p>
          </table:table-cell>
        </table:table-row>
        <table:table-row table:style-name="ro1">
          <table:table-cell office:value-type="string" calcext:value-type="string">
            <text:p>no_balls</text:p>
          </table:table-cell>
          <table:table-cell office:value-type="float" office:value="0.112892678443867" calcext:value-type="float">
            <text:p>0.112892678443867</text:p>
          </table:table-cell>
          <table:table-cell office:value-type="float" office:value="0.0295256724253633" calcext:value-type="float">
            <text:p>0.029525672425363</text:p>
          </table:table-cell>
          <table:table-cell office:value-type="float" office:value="0.16294976531923" calcext:value-type="float">
            <text:p>0.16294976531923</text:p>
          </table:table-cell>
          <table:table-cell office:value-type="float" office:value="0.101553454339754" calcext:value-type="float">
            <text:p>0.101553454339754</text:p>
          </table:table-cell>
          <table:table-cell office:value-type="float" office:value="0.11113051740474" calcext:value-type="float">
            <text:p>0.11113051740474</text:p>
          </table:table-cell>
          <table:table-cell office:value-type="float" office:value="0.157186775700041" calcext:value-type="float">
            <text:p>0.157186775700041</text:p>
          </table:table-cell>
          <table:table-cell office:value-type="float" office:value="0.00776881810104233" calcext:value-type="float">
            <text:p>0.007768818101042</text:p>
          </table:table-cell>
          <table:table-cell office:value-type="float" office:value="0.0583178645786844" calcext:value-type="float">
            <text:p>0.058317864578684</text:p>
          </table:table-cell>
          <table:table-cell office:value-type="float" office:value="0.162582523815298" calcext:value-type="float">
            <text:p>0.162582523815298</text:p>
          </table:table-cell>
          <table:table-cell office:value-type="float" office:value="1" calcext:value-type="float">
            <text:p>1</text:p>
          </table:table-cell>
          <table:table-cell office:value-type="float" office:value="-0.0116765565307927" calcext:value-type="float">
            <text:p>-0.011676556530793</text:p>
          </table:table-cell>
          <table:table-cell office:value-type="float" office:value="-0.00899621898087646" calcext:value-type="float">
            <text:p>-0.008996218980876</text:p>
          </table:table-cell>
          <table:table-cell office:value-type="float" office:value="0.0140457313702961" calcext:value-type="float">
            <text:p>0.014045731370296</text:p>
          </table:table-cell>
          <table:table-cell office:value-type="float" office:value="0.00392495045695087" calcext:value-type="float">
            <text:p>0.003924950456951</text:p>
          </table:table-cell>
          <table:table-cell office:value-type="float" office:value="-0.00136070267600945" calcext:value-type="float">
            <text:p>-0.001360702676009</text:p>
          </table:table-cell>
          <table:table-cell office:value-type="float" office:value="0.0399691642218024" calcext:value-type="float">
            <text:p>0.039969164221802</text:p>
          </table:table-cell>
          <table:table-cell office:value-type="float" office:value="0.0149309763788479" calcext:value-type="float">
            <text:p>0.014930976378848</text:p>
          </table:table-cell>
          <table:table-cell office:value-type="float" office:value="0.0361156550786898" calcext:value-type="float">
            <text:p>0.03611565507869</text:p>
          </table:table-cell>
          <table:table-cell office:value-type="float" office:value="-0.0612117894930215" calcext:value-type="float">
            <text:p>-0.061211789493022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0.0708608591934295" calcext:value-type="float">
            <text:p>0.07086085919343</text:p>
          </table:table-cell>
          <table:table-cell office:value-type="float" office:value="0.0405981095135316" calcext:value-type="float">
            <text:p>0.040598109513532</text:p>
          </table:table-cell>
          <table:table-cell office:value-type="float" office:value="0.0169659231723265" calcext:value-type="float">
            <text:p>0.016965923172327</text:p>
          </table:table-cell>
          <table:table-cell office:value-type="float" office:value="0.0280413302292616" calcext:value-type="float">
            <text:p>0.028041330229262</text:p>
          </table:table-cell>
          <table:table-cell office:value-type="float" office:value="0.0800949193516253" calcext:value-type="float">
            <text:p>0.080094919351625</text:p>
          </table:table-cell>
          <table:table-cell office:value-type="float" office:value="0.0145995631885313" calcext:value-type="float">
            <text:p>0.014599563188531</text:p>
          </table:table-cell>
          <table:table-cell office:value-type="float" office:value="-0.00665841169620042" calcext:value-type="float">
            <text:p>-0.0066584116962</text:p>
          </table:table-cell>
          <table:table-cell office:value-type="float" office:value="-0.0832869346310627" calcext:value-type="float">
            <text:p>-0.083286934631063</text:p>
          </table:table-cell>
          <table:table-cell office:value-type="float" office:value="-0.0250380746125673" calcext:value-type="float">
            <text:p>-0.025038074612567</text:p>
          </table:table-cell>
          <table:table-cell office:value-type="float" office:value="-0.0116765565307927" calcext:value-type="float">
            <text:p>-0.011676556530793</text:p>
          </table:table-cell>
          <table:table-cell office:value-type="float" office:value="1" calcext:value-type="float">
            <text:p>1</text:p>
          </table:table-cell>
          <table:table-cell office:value-type="float" office:value="0.963997900900763" calcext:value-type="float">
            <text:p>0.963997900900763</text:p>
          </table:table-cell>
          <table:table-cell office:value-type="float" office:value="-0.11709822256055" calcext:value-type="float">
            <text:p>-0.11709822256055</text:p>
          </table:table-cell>
          <table:table-cell office:value-type="float" office:value="-0.124948486082484" calcext:value-type="float">
            <text:p>-0.124948486082484</text:p>
          </table:table-cell>
          <table:table-cell office:value-type="float" office:value="0.0280004203273754" calcext:value-type="float">
            <text:p>0.028000420327376</text:p>
          </table:table-cell>
          <table:table-cell office:value-type="float" office:value="-0.328542428268673" calcext:value-type="float">
            <text:p>-0.328542428268673</text:p>
          </table:table-cell>
          <table:table-cell office:value-type="float" office:value="-0.362711330390798" calcext:value-type="float">
            <text:p>-0.362711330390798</text:p>
          </table:table-cell>
          <table:table-cell office:value-type="float" office:value="-0.51741216654817" calcext:value-type="float">
            <text:p>-0.51741216654817</text:p>
          </table:table-cell>
          <table:table-cell office:value-type="float" office:value="0.0151253014527256" calcext:value-type="float">
            <text:p>0.015125301452726</text:p>
          </table:table-cell>
        </table:table-row>
        <table:table-row table:style-name="ro1">
          <table:table-cell office:value-type="string" calcext:value-type="string">
            <text:p>feels</text:p>
          </table:table-cell>
          <table:table-cell office:value-type="float" office:value="0.0555550714666957" calcext:value-type="float">
            <text:p>0.055555071466696</text:p>
          </table:table-cell>
          <table:table-cell office:value-type="float" office:value="0.0393741624847058" calcext:value-type="float">
            <text:p>0.039374162484706</text:p>
          </table:table-cell>
          <table:table-cell office:value-type="float" office:value="-0.00375987538376581" calcext:value-type="float">
            <text:p>-0.003759875383766</text:p>
          </table:table-cell>
          <table:table-cell office:value-type="float" office:value="0.0356285356188516" calcext:value-type="float">
            <text:p>0.035628535618852</text:p>
          </table:table-cell>
          <table:table-cell office:value-type="float" office:value="0.0736823703322295" calcext:value-type="float">
            <text:p>0.07368237033223</text:p>
          </table:table-cell>
          <table:table-cell office:value-type="float" office:value="-0.00398717158325272" calcext:value-type="float">
            <text:p>-0.003987171583253</text:p>
          </table:table-cell>
          <table:table-cell office:value-type="float" office:value="-0.0174912429019629" calcext:value-type="float">
            <text:p>-0.017491242901963</text:p>
          </table:table-cell>
          <table:table-cell office:value-type="float" office:value="-0.092875252057526" calcext:value-type="float">
            <text:p>-0.092875252057526</text:p>
          </table:table-cell>
          <table:table-cell office:value-type="float" office:value="-0.0320598374154231" calcext:value-type="float">
            <text:p>-0.032059837415423</text:p>
          </table:table-cell>
          <table:table-cell office:value-type="float" office:value="-0.00899621898087646" calcext:value-type="float">
            <text:p>-0.008996218980876</text:p>
          </table:table-cell>
          <table:table-cell office:value-type="float" office:value="0.963997900900763" calcext:value-type="float">
            <text:p>0.963997900900763</text:p>
          </table:table-cell>
          <table:table-cell office:value-type="float" office:value="1" calcext:value-type="float">
            <text:p>1</text:p>
          </table:table-cell>
          <table:table-cell office:value-type="float" office:value="-0.0821668141385857" calcext:value-type="float">
            <text:p>-0.082166814138586</text:p>
          </table:table-cell>
          <table:table-cell office:value-type="float" office:value="-0.101943776209555" calcext:value-type="float">
            <text:p>-0.101943776209555</text:p>
          </table:table-cell>
          <table:table-cell office:value-type="float" office:value="0.0921045714027053" calcext:value-type="float">
            <text:p>0.092104571402705</text:p>
          </table:table-cell>
          <table:table-cell office:value-type="float" office:value="-0.132341284668586" calcext:value-type="float">
            <text:p>-0.132341284668586</text:p>
          </table:table-cell>
          <table:table-cell office:value-type="float" office:value="-0.288365312267922" calcext:value-type="float">
            <text:p>-0.288365312267922</text:p>
          </table:table-cell>
          <table:table-cell office:value-type="float" office:value="-0.549866600916069" calcext:value-type="float">
            <text:p>-0.549866600916069</text:p>
          </table:table-cell>
          <table:table-cell office:value-type="float" office:value="0.027606259226" calcext:value-type="float">
            <text:p>0.027606259226</text:p>
          </table:table-cell>
        </table:table-row>
        <table:table-row table:style-name="ro1">
          <table:table-cell office:value-type="string" calcext:value-type="string">
            <text:p>gust</text:p>
          </table:table-cell>
          <table:table-cell office:value-type="float" office:value="-0.0109747158522869" calcext:value-type="float">
            <text:p>-0.010974715852287</text:p>
          </table:table-cell>
          <table:table-cell office:value-type="float" office:value="-0.016533263415374" calcext:value-type="float">
            <text:p>-0.016533263415374</text:p>
          </table:table-cell>
          <table:table-cell office:value-type="float" office:value="0.0266826002633853" calcext:value-type="float">
            <text:p>0.026682600263385</text:p>
          </table:table-cell>
          <table:table-cell office:value-type="float" office:value="-0.0355954889292421" calcext:value-type="float">
            <text:p>-0.035595488929242</text:p>
          </table:table-cell>
          <table:table-cell office:value-type="float" office:value="-0.0423872962554104" calcext:value-type="float">
            <text:p>-0.04238729625541</text:p>
          </table:table-cell>
          <table:table-cell office:value-type="float" office:value="0.0115010186354696" calcext:value-type="float">
            <text:p>0.01150101863547</text:p>
          </table:table-cell>
          <table:table-cell office:value-type="float" office:value="-0.00311486893888739" calcext:value-type="float">
            <text:p>-0.003114868938887</text:p>
          </table:table-cell>
          <table:table-cell office:value-type="float" office:value="0.0537817055147099" calcext:value-type="float">
            <text:p>0.05378170551471</text:p>
          </table:table-cell>
          <table:table-cell office:value-type="float" office:value="-0.032903555048486" calcext:value-type="float">
            <text:p>-0.032903555048486</text:p>
          </table:table-cell>
          <table:table-cell office:value-type="float" office:value="0.0140457313702961" calcext:value-type="float">
            <text:p>0.014045731370296</text:p>
          </table:table-cell>
          <table:table-cell office:value-type="float" office:value="-0.11709822256055" calcext:value-type="float">
            <text:p>-0.11709822256055</text:p>
          </table:table-cell>
          <table:table-cell office:value-type="float" office:value="-0.0821668141385857" calcext:value-type="float">
            <text:p>-0.082166814138586</text:p>
          </table:table-cell>
          <table:table-cell office:value-type="float" office:value="1" calcext:value-type="float">
            <text:p>1</text:p>
          </table:table-cell>
          <table:table-cell office:value-type="float" office:value="0.958146277789618" calcext:value-type="float">
            <text:p>0.958146277789618</text:p>
          </table:table-cell>
          <table:table-cell office:value-type="float" office:value="-0.240551987929084" calcext:value-type="float">
            <text:p>-0.240551987929084</text:p>
          </table:table-cell>
          <table:table-cell office:value-type="float" office:value="0.0819463292000216" calcext:value-type="float">
            <text:p>0.081946329200022</text:p>
          </table:table-cell>
          <table:table-cell office:value-type="float" office:value="0.0317592996865062" calcext:value-type="float">
            <text:p>0.031759299686506</text:p>
          </table:table-cell>
          <table:table-cell office:value-type="float" office:value="-0.0270254364008447" calcext:value-type="float">
            <text:p>-0.027025436400845</text:p>
          </table:table-cell>
          <table:table-cell office:value-type="float" office:value="0.0851617954772124" calcext:value-type="float">
            <text:p>0.085161795477212</text:p>
          </table:table-cell>
        </table:table-row>
        <table:table-row table:style-name="ro1">
          <table:table-cell office:value-type="string" calcext:value-type="string">
            <text:p>wind</text:p>
          </table:table-cell>
          <table:table-cell office:value-type="float" office:value="0.0135299900532341" calcext:value-type="float">
            <text:p>0.013529990053234</text:p>
          </table:table-cell>
          <table:table-cell office:value-type="float" office:value="-0.0243325415562793" calcext:value-type="float">
            <text:p>-0.024332541556279</text:p>
          </table:table-cell>
          <table:table-cell office:value-type="float" office:value="0.0521099720231707" calcext:value-type="float">
            <text:p>0.052109972023171</text:p>
          </table:table-cell>
          <table:table-cell office:value-type="float" office:value="-0.0270655566384009" calcext:value-type="float">
            <text:p>-0.027065556638401</text:p>
          </table:table-cell>
          <table:table-cell office:value-type="float" office:value="-0.0359099685964209" calcext:value-type="float">
            <text:p>-0.035909968596421</text:p>
          </table:table-cell>
          <table:table-cell office:value-type="float" office:value="0.0163255651765244" calcext:value-type="float">
            <text:p>0.016325565176524</text:p>
          </table:table-cell>
          <table:table-cell office:value-type="float" office:value="0.0135070769862828" calcext:value-type="float">
            <text:p>0.013507076986283</text:p>
          </table:table-cell>
          <table:table-cell office:value-type="float" office:value="0.0558302655860873" calcext:value-type="float">
            <text:p>0.055830265586087</text:p>
          </table:table-cell>
          <table:table-cell office:value-type="float" office:value="-0.0208913443633006" calcext:value-type="float">
            <text:p>-0.020891344363301</text:p>
          </table:table-cell>
          <table:table-cell office:value-type="float" office:value="0.00392495045695087" calcext:value-type="float">
            <text:p>0.003924950456951</text:p>
          </table:table-cell>
          <table:table-cell office:value-type="float" office:value="-0.124948486082484" calcext:value-type="float">
            <text:p>-0.124948486082484</text:p>
          </table:table-cell>
          <table:table-cell office:value-type="float" office:value="-0.101943776209555" calcext:value-type="float">
            <text:p>-0.101943776209555</text:p>
          </table:table-cell>
          <table:table-cell office:value-type="float" office:value="0.958146277789618" calcext:value-type="float">
            <text:p>0.958146277789618</text:p>
          </table:table-cell>
          <table:table-cell office:value-type="float" office:value="1" calcext:value-type="float">
            <text:p>1</text:p>
          </table:table-cell>
          <table:table-cell office:value-type="float" office:value="-0.266080941616764" calcext:value-type="float">
            <text:p>-0.266080941616764</text:p>
          </table:table-cell>
          <table:table-cell office:value-type="float" office:value="0.0016880643999732" calcext:value-type="float">
            <text:p>0.001688064399973</text:p>
          </table:table-cell>
          <table:table-cell office:value-type="float" office:value="0.0000184697039847861" calcext:value-type="float">
            <text:p>1.84697039847861E-05</text:p>
          </table:table-cell>
          <table:table-cell office:value-type="float" office:value="0.00676617865729915" calcext:value-type="float">
            <text:p>0.006766178657299</text:p>
          </table:table-cell>
          <table:table-cell office:value-type="float" office:value="0.139012272677984" calcext:value-type="float">
            <text:p>0.139012272677984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-0.11246382354129" calcext:value-type="float">
            <text:p>-0.11246382354129</text:p>
          </table:table-cell>
          <table:table-cell office:value-type="float" office:value="-0.0303206885439439" calcext:value-type="float">
            <text:p>-0.030320688543944</text:p>
          </table:table-cell>
          <table:table-cell office:value-type="float" office:value="-0.0949121348478642" calcext:value-type="float">
            <text:p>-0.094912134847864</text:p>
          </table:table-cell>
          <table:table-cell office:value-type="float" office:value="-0.0127877760922645" calcext:value-type="float">
            <text:p>-0.012787776092265</text:p>
          </table:table-cell>
          <table:table-cell office:value-type="float" office:value="-0.0662440430644804" calcext:value-type="float">
            <text:p>-0.06624404306448</text:p>
          </table:table-cell>
          <table:table-cell office:value-type="float" office:value="-0.0394733218542473" calcext:value-type="float">
            <text:p>-0.039473321854247</text:p>
          </table:table-cell>
          <table:table-cell office:value-type="float" office:value="-0.0115328207137519" calcext:value-type="float">
            <text:p>-0.011532820713752</text:p>
          </table:table-cell>
          <table:table-cell office:value-type="float" office:value="0.0227435737106171" calcext:value-type="float">
            <text:p>0.022743573710617</text:p>
          </table:table-cell>
          <table:table-cell office:value-type="float" office:value="0.00874933195845613" calcext:value-type="float">
            <text:p>0.008749331958456</text:p>
          </table:table-cell>
          <table:table-cell office:value-type="float" office:value="-0.00136070267600945" calcext:value-type="float">
            <text:p>-0.001360702676009</text:p>
          </table:table-cell>
          <table:table-cell office:value-type="float" office:value="0.0280004203273754" calcext:value-type="float">
            <text:p>0.028000420327376</text:p>
          </table:table-cell>
          <table:table-cell office:value-type="float" office:value="0.0921045714027053" calcext:value-type="float">
            <text:p>0.092104571402705</text:p>
          </table:table-cell>
          <table:table-cell office:value-type="float" office:value="-0.240551987929084" calcext:value-type="float">
            <text:p>-0.240551987929084</text:p>
          </table:table-cell>
          <table:table-cell office:value-type="float" office:value="-0.266080941616764" calcext:value-type="float">
            <text:p>-0.266080941616764</text:p>
          </table:table-cell>
          <table:table-cell office:value-type="float" office:value="1" calcext:value-type="float">
            <text:p>1</text:p>
          </table:table-cell>
          <table:table-cell office:value-type="float" office:value="0.351263324614877" calcext:value-type="float">
            <text:p>0.351263324614877</text:p>
          </table:table-cell>
          <table:table-cell office:value-type="float" office:value="0.245503887909819" calcext:value-type="float">
            <text:p>0.245503887909819</text:p>
          </table:table-cell>
          <table:table-cell office:value-type="float" office:value="-0.160892922840513" calcext:value-type="float">
            <text:p>-0.160892922840513</text:p>
          </table:table-cell>
          <table:table-cell office:value-type="float" office:value="-0.0274256051676476" calcext:value-type="float">
            <text:p>-0.027425605167648</text:p>
          </table:table-cell>
        </table:table-row>
        <table:table-row table:style-name="ro1">
          <table:table-cell office:value-type="string" calcext:value-type="string">
            <text:p>humidity</text:p>
          </table:table-cell>
          <table:table-cell office:value-type="float" office:value="-0.123803615794534" calcext:value-type="float">
            <text:p>-0.123803615794534</text:p>
          </table:table-cell>
          <table:table-cell office:value-type="float" office:value="-0.0570578582302353" calcext:value-type="float">
            <text:p>-0.057057858230235</text:p>
          </table:table-cell>
          <table:table-cell office:value-type="float" office:value="-0.104270069826672" calcext:value-type="float">
            <text:p>-0.104270069826672</text:p>
          </table:table-cell>
          <table:table-cell office:value-type="float" office:value="0.0207283408566535" calcext:value-type="float">
            <text:p>0.020728340856654</text:p>
          </table:table-cell>
          <table:table-cell office:value-type="float" office:value="-0.0815324696954099" calcext:value-type="float">
            <text:p>-0.08153246969541</text:p>
          </table:table-cell>
          <table:table-cell office:value-type="float" office:value="-0.0429983913596173" calcext:value-type="float">
            <text:p>-0.042998391359617</text:p>
          </table:table-cell>
          <table:table-cell office:value-type="float" office:value="-0.0822370976852483" calcext:value-type="float">
            <text:p>-0.082237097685248</text:p>
          </table:table-cell>
          <table:table-cell office:value-type="float" office:value="0.0136925814930907" calcext:value-type="float">
            <text:p>0.013692581493091</text:p>
          </table:table-cell>
          <table:table-cell office:value-type="float" office:value="-0.00550260383806658" calcext:value-type="float">
            <text:p>-0.005502603838067</text:p>
          </table:table-cell>
          <table:table-cell office:value-type="float" office:value="0.0399691642218024" calcext:value-type="float">
            <text:p>0.039969164221802</text:p>
          </table:table-cell>
          <table:table-cell office:value-type="float" office:value="-0.328542428268673" calcext:value-type="float">
            <text:p>-0.328542428268673</text:p>
          </table:table-cell>
          <table:table-cell office:value-type="float" office:value="-0.132341284668586" calcext:value-type="float">
            <text:p>-0.132341284668586</text:p>
          </table:table-cell>
          <table:table-cell office:value-type="float" office:value="0.0819463292000216" calcext:value-type="float">
            <text:p>0.081946329200022</text:p>
          </table:table-cell>
          <table:table-cell office:value-type="float" office:value="0.0016880643999732" calcext:value-type="float">
            <text:p>0.001688064399973</text:p>
          </table:table-cell>
          <table:table-cell office:value-type="float" office:value="0.351263324614877" calcext:value-type="float">
            <text:p>0.351263324614877</text:p>
          </table:table-cell>
          <table:table-cell office:value-type="float" office:value="1" calcext:value-type="float">
            <text:p>1</text:p>
          </table:table-cell>
          <table:table-cell office:value-type="float" office:value="0.537830983776269" calcext:value-type="float">
            <text:p>0.537830983776269</text:p>
          </table:table-cell>
          <table:table-cell office:value-type="float" office:value="-0.0900388107437928" calcext:value-type="float">
            <text:p>-0.090038810743793</text:p>
          </table:table-cell>
          <table:table-cell office:value-type="float" office:value="-0.0235006845042578" calcext:value-type="float">
            <text:p>-0.023500684504258</text:p>
          </table:table-cell>
        </table:table-row>
        <table:table-row table:style-name="ro1">
          <table:table-cell office:value-type="string" calcext:value-type="string">
            <text:p>cloud</text:p>
          </table:table-cell>
          <table:table-cell office:value-type="float" office:value="-0.0761029009639738" calcext:value-type="float">
            <text:p>-0.076102900963974</text:p>
          </table:table-cell>
          <table:table-cell office:value-type="float" office:value="0.0011869883626381" calcext:value-type="float">
            <text:p>0.001186988362638</text:p>
          </table:table-cell>
          <table:table-cell office:value-type="float" office:value="-0.0660173836632951" calcext:value-type="float">
            <text:p>-0.066017383663295</text:p>
          </table:table-cell>
          <table:table-cell office:value-type="float" office:value="0.0160423557269598" calcext:value-type="float">
            <text:p>0.01604235572696</text:p>
          </table:table-cell>
          <table:table-cell office:value-type="float" office:value="-0.0440662944387113" calcext:value-type="float">
            <text:p>-0.044066294438711</text:p>
          </table:table-cell>
          <table:table-cell office:value-type="float" office:value="-0.00793596012483787" calcext:value-type="float">
            <text:p>-0.007935960124838</text:p>
          </table:table-cell>
          <table:table-cell office:value-type="float" office:value="-0.0781248005764358" calcext:value-type="float">
            <text:p>-0.078124800576436</text:p>
          </table:table-cell>
          <table:table-cell office:value-type="float" office:value="0.0145688625649376" calcext:value-type="float">
            <text:p>0.014568862564938</text:p>
          </table:table-cell>
          <table:table-cell office:value-type="float" office:value="-0.0172584067093108" calcext:value-type="float">
            <text:p>-0.017258406709311</text:p>
          </table:table-cell>
          <table:table-cell office:value-type="float" office:value="0.0149309763788479" calcext:value-type="float">
            <text:p>0.014930976378848</text:p>
          </table:table-cell>
          <table:table-cell office:value-type="float" office:value="-0.362711330390798" calcext:value-type="float">
            <text:p>-0.362711330390798</text:p>
          </table:table-cell>
          <table:table-cell office:value-type="float" office:value="-0.288365312267922" calcext:value-type="float">
            <text:p>-0.288365312267922</text:p>
          </table:table-cell>
          <table:table-cell office:value-type="float" office:value="0.0317592996865062" calcext:value-type="float">
            <text:p>0.031759299686506</text:p>
          </table:table-cell>
          <table:table-cell office:value-type="float" office:value="0.0000184697039847861" calcext:value-type="float">
            <text:p>1.84697039847861E-05</text:p>
          </table:table-cell>
          <table:table-cell office:value-type="float" office:value="0.245503887909819" calcext:value-type="float">
            <text:p>0.245503887909819</text:p>
          </table:table-cell>
          <table:table-cell office:value-type="float" office:value="0.537830983776269" calcext:value-type="float">
            <text:p>0.537830983776269</text:p>
          </table:table-cell>
          <table:table-cell office:value-type="float" office:value="1" calcext:value-type="float">
            <text:p>1</text:p>
          </table:table-cell>
          <table:table-cell office:value-type="float" office:value="0.0131533015677822" calcext:value-type="float">
            <text:p>0.013153301567782</text:p>
          </table:table-cell>
          <table:table-cell office:value-type="float" office:value="0.00941764617187354" calcext:value-type="float">
            <text:p>0.00941764617187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float" office:value="0.0145146508138513" calcext:value-type="float">
            <text:p>0.014514650813851</text:p>
          </table:table-cell>
          <table:table-cell office:value-type="float" office:value="-0.00246125011900613" calcext:value-type="float">
            <text:p>-0.002461250119006</text:p>
          </table:table-cell>
          <table:table-cell office:value-type="float" office:value="0.0371642243860026" calcext:value-type="float">
            <text:p>0.037164224386003</text:p>
          </table:table-cell>
          <table:table-cell office:value-type="float" office:value="-0.018585085542149" calcext:value-type="float">
            <text:p>-0.018585085542149</text:p>
          </table:table-cell>
          <table:table-cell office:value-type="float" office:value="-0.0108202103492479" calcext:value-type="float">
            <text:p>-0.010820210349248</text:p>
          </table:table-cell>
          <table:table-cell office:value-type="float" office:value="0.00432454070324252" calcext:value-type="float">
            <text:p>0.004324540703243</text:p>
          </table:table-cell>
          <table:table-cell office:value-type="float" office:value="0.042702164480566" calcext:value-type="float">
            <text:p>0.042702164480566</text:p>
          </table:table-cell>
          <table:table-cell office:value-type="float" office:value="0.049147045800035" calcext:value-type="float">
            <text:p>0.049147045800035</text:p>
          </table:table-cell>
          <table:table-cell office:value-type="float" office:value="0.0240622007426138" calcext:value-type="float">
            <text:p>0.024062200742614</text:p>
          </table:table-cell>
          <table:table-cell office:value-type="float" office:value="0.0361156550786898" calcext:value-type="float">
            <text:p>0.03611565507869</text:p>
          </table:table-cell>
          <table:table-cell office:value-type="float" office:value="-0.51741216654817" calcext:value-type="float">
            <text:p>-0.51741216654817</text:p>
          </table:table-cell>
          <table:table-cell office:value-type="float" office:value="-0.549866600916069" calcext:value-type="float">
            <text:p>-0.549866600916069</text:p>
          </table:table-cell>
          <table:table-cell office:value-type="float" office:value="-0.0270254364008447" calcext:value-type="float">
            <text:p>-0.027025436400845</text:p>
          </table:table-cell>
          <table:table-cell office:value-type="float" office:value="0.00676617865729915" calcext:value-type="float">
            <text:p>0.006766178657299</text:p>
          </table:table-cell>
          <table:table-cell office:value-type="float" office:value="-0.160892922840513" calcext:value-type="float">
            <text:p>-0.160892922840513</text:p>
          </table:table-cell>
          <table:table-cell office:value-type="float" office:value="-0.0900388107437928" calcext:value-type="float">
            <text:p>-0.090038810743793</text:p>
          </table:table-cell>
          <table:table-cell office:value-type="float" office:value="0.0131533015677822" calcext:value-type="float">
            <text:p>0.013153301567782</text:p>
          </table:table-cell>
          <table:table-cell office:value-type="float" office:value="1" calcext:value-type="float">
            <text:p>1</text:p>
          </table:table-cell>
          <table:table-cell office:value-type="float" office:value="-0.0314991193103111" calcext:value-type="float">
            <text:p>-0.031499119310311</text:p>
          </table:table-cell>
        </table:table-row>
        <table:table-row table:style-name="ro1">
          <table:table-cell office:value-type="string" calcext:value-type="string">
            <text:p>season_id</text:p>
          </table:table-cell>
          <table:table-cell office:value-type="float" office:value="-0.0830271510102632" calcext:value-type="float">
            <text:p>-0.083027151010263</text:p>
          </table:table-cell>
          <table:table-cell office:value-type="float" office:value="-0.104864511464226" calcext:value-type="float">
            <text:p>-0.104864511464226</text:p>
          </table:table-cell>
          <table:table-cell office:value-type="float" office:value="0.0627764963957589" calcext:value-type="float">
            <text:p>0.062776496395759</text:p>
          </table:table-cell>
          <table:table-cell office:value-type="float" office:value="-0.0640714357340225" calcext:value-type="float">
            <text:p>-0.064071435734023</text:p>
          </table:table-cell>
          <table:table-cell office:value-type="float" office:value="-0.145014213846441" calcext:value-type="float">
            <text:p>-0.145014213846441</text:p>
          </table:table-cell>
          <table:table-cell office:value-type="float" office:value="0.100867284803482" calcext:value-type="float">
            <text:p>0.100867284803482</text:p>
          </table:table-cell>
          <table:table-cell office:value-type="float" office:value="0.119996230725825" calcext:value-type="float">
            <text:p>0.119996230725825</text:p>
          </table:table-cell>
          <table:table-cell office:value-type="float" office:value="0.171887488956074" calcext:value-type="float">
            <text:p>0.171887488956074</text:p>
          </table:table-cell>
          <table:table-cell office:value-type="float" office:value="0.0179531092031022" calcext:value-type="float">
            <text:p>0.017953109203102</text:p>
          </table:table-cell>
          <table:table-cell office:value-type="float" office:value="-0.0612117894930215" calcext:value-type="float">
            <text:p>-0.061211789493022</text:p>
          </table:table-cell>
          <table:table-cell office:value-type="float" office:value="0.0151253014527256" calcext:value-type="float">
            <text:p>0.015125301452726</text:p>
          </table:table-cell>
          <table:table-cell office:value-type="float" office:value="0.027606259226" calcext:value-type="float">
            <text:p>0.027606259226</text:p>
          </table:table-cell>
          <table:table-cell office:value-type="float" office:value="0.0851617954772124" calcext:value-type="float">
            <text:p>0.085161795477212</text:p>
          </table:table-cell>
          <table:table-cell office:value-type="float" office:value="0.139012272677984" calcext:value-type="float">
            <text:p>0.139012272677984</text:p>
          </table:table-cell>
          <table:table-cell office:value-type="float" office:value="-0.0274256051676476" calcext:value-type="float">
            <text:p>-0.027425605167648</text:p>
          </table:table-cell>
          <table:table-cell office:value-type="float" office:value="-0.0235006845042578" calcext:value-type="float">
            <text:p>-0.023500684504258</text:p>
          </table:table-cell>
          <table:table-cell office:value-type="float" office:value="0.00941764617187354" calcext:value-type="float">
            <text:p>0.009417646171874</text:p>
          </table:table-cell>
          <table:table-cell office:value-type="float" office:value="-0.0314991193103111" calcext:value-type="float">
            <text:p>-0.03149911931031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bowling-correlations'.B2:'bowling-correlations'.T20">
            <calcext:condition calcext:apply-style-name="Error" calcext:value="&gt;0.8" calcext:base-cell-address="'bowling-correlations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16:39:06.068463274</dc:date>
    <meta:editing-duration>PT58S</meta:editing-duration>
    <meta:editing-cycles>1</meta:editing-cycles>
    <meta:document-statistic meta:table-count="1" meta:cell-count="399" meta:object-count="0"/>
    <meta:generator>LibreOffice/6.4.7.2$Linux_X86_64 LibreOffice_project/40$Build-2</meta:generator>
  </office:meta>
</office:document-meta>
</file>